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4800dc" officeooo:paragraph-rsid="00077d53"/>
    </style:style>
    <style:style style:name="P2" style:family="paragraph" style:parent-style-name="Standard">
      <style:text-properties officeooo:rsid="0067024a" officeooo:paragraph-rsid="00077d53"/>
    </style:style>
    <style:style style:name="P3" style:family="paragraph" style:parent-style-name="Standard">
      <style:text-properties officeooo:rsid="0020a43f" officeooo:paragraph-rsid="00077d53"/>
    </style:style>
    <style:style style:name="P4" style:family="paragraph" style:parent-style-name="Standard">
      <style:text-properties officeooo:rsid="0019b9be" officeooo:paragraph-rsid="00077d53"/>
    </style:style>
    <style:style style:name="P5" style:family="paragraph" style:parent-style-name="Standard">
      <style:text-properties officeooo:rsid="0019f9dc" officeooo:paragraph-rsid="00077d53"/>
    </style:style>
    <style:style style:name="P6" style:family="paragraph" style:parent-style-name="Standard">
      <style:text-properties officeooo:rsid="00175f18" officeooo:paragraph-rsid="00077d53"/>
    </style:style>
    <style:style style:name="P7" style:family="paragraph" style:parent-style-name="Standard">
      <style:text-properties fo:font-style="normal" officeooo:rsid="002f7e7c" officeooo:paragraph-rsid="00077d53" style:font-style-asian="normal" style:font-style-complex="normal"/>
    </style:style>
    <style:style style:name="P8" style:family="paragraph" style:parent-style-name="Standard">
      <style:text-properties officeooo:rsid="001c7272" officeooo:paragraph-rsid="00077d53"/>
    </style:style>
    <style:style style:name="P9" style:family="paragraph" style:parent-style-name="Standard">
      <style:text-properties officeooo:rsid="0044bfe6" officeooo:paragraph-rsid="00077d53"/>
    </style:style>
    <style:style style:name="P10" style:family="paragraph" style:parent-style-name="Standard">
      <style:text-properties officeooo:rsid="0041a0e4" officeooo:paragraph-rsid="00077d53"/>
    </style:style>
    <style:style style:name="P11" style:family="paragraph" style:parent-style-name="Standard">
      <style:text-properties officeooo:rsid="004800dc" officeooo:paragraph-rsid="00077d53"/>
    </style:style>
    <style:style style:name="P12" style:family="paragraph" style:parent-style-name="Standard">
      <style:text-properties officeooo:rsid="004800dc" officeooo:paragraph-rsid="00085091"/>
    </style:style>
    <style:style style:name="P13" style:family="paragraph" style:parent-style-name="Standard">
      <style:text-properties officeooo:rsid="00873b77" officeooo:paragraph-rsid="00085091"/>
    </style:style>
    <style:style style:name="P14" style:family="paragraph" style:parent-style-name="Standard">
      <style:text-properties officeooo:rsid="00873b77" officeooo:paragraph-rsid="0009dec6"/>
    </style:style>
    <style:style style:name="P15" style:family="paragraph" style:parent-style-name="Standard">
      <style:text-properties officeooo:rsid="00821b02" officeooo:paragraph-rsid="00085091"/>
    </style:style>
    <style:style style:name="P16" style:family="paragraph" style:parent-style-name="Standard">
      <style:text-properties officeooo:rsid="00824d03" officeooo:paragraph-rsid="00085091"/>
    </style:style>
    <style:style style:name="P17" style:family="paragraph" style:parent-style-name="Standard">
      <style:text-properties officeooo:rsid="0083f0e8" officeooo:paragraph-rsid="00085091"/>
    </style:style>
    <style:style style:name="P18" style:family="paragraph" style:parent-style-name="Standard">
      <style:text-properties fo:font-variant="normal" fo:text-transform="none" fo:color="#222222" style:font-name="arial" fo:font-size="12pt" fo:letter-spacing="normal" fo:font-style="normal" fo:font-weight="normal" officeooo:rsid="009fe7bc" officeooo:paragraph-rsid="0009dec6"/>
    </style:style>
    <style:style style:name="P19" style:family="paragraph" style:parent-style-name="Standard">
      <style:text-properties officeooo:rsid="024abb74" officeooo:paragraph-rsid="0009dec6"/>
    </style:style>
    <style:style style:name="P20" style:family="paragraph" style:parent-style-name="Standard">
      <style:text-properties officeooo:rsid="0093e7f4" officeooo:paragraph-rsid="0009dec6"/>
    </style:style>
    <style:style style:name="P21" style:family="paragraph" style:parent-style-name="Standard">
      <style:text-properties officeooo:rsid="0094955e" officeooo:paragraph-rsid="0009dec6"/>
    </style:style>
    <style:style style:name="P22" style:family="paragraph" style:parent-style-name="Standard">
      <style:text-properties officeooo:rsid="00974cf3" officeooo:paragraph-rsid="0009dec6"/>
    </style:style>
    <style:style style:name="P23" style:family="paragraph" style:parent-style-name="Standard">
      <style:text-properties officeooo:paragraph-rsid="0009dec6"/>
    </style:style>
    <style:style style:name="P24" style:family="paragraph" style:parent-style-name="Standard">
      <style:text-properties officeooo:rsid="0067024a" officeooo:paragraph-rsid="00077d53"/>
    </style:style>
    <style:style style:name="P25" style:family="paragraph" style:parent-style-name="Standard">
      <style:text-properties officeooo:rsid="00b13b15" officeooo:paragraph-rsid="000b6106"/>
    </style:style>
    <style:style style:name="P26" style:family="paragraph" style:parent-style-name="Standard">
      <style:paragraph-properties fo:break-before="page"/>
      <style:text-properties officeooo:rsid="01404dd6" officeooo:paragraph-rsid="00085091"/>
    </style:style>
    <style:style style:name="T1" style:family="text">
      <style:text-properties officeooo:rsid="0019f9dc"/>
    </style:style>
    <style:style style:name="T2" style:family="text">
      <style:text-properties officeooo:rsid="001baaec"/>
    </style:style>
    <style:style style:name="T3" style:family="text">
      <style:text-properties officeooo:rsid="00214206"/>
    </style:style>
    <style:style style:name="T4" style:family="text">
      <style:text-properties fo:font-style="italic" officeooo:rsid="00275aa7" style:font-style-asian="italic" style:font-style-complex="italic"/>
    </style:style>
    <style:style style:name="T5" style:family="text">
      <style:text-properties fo:font-style="italic" officeooo:rsid="002a9b9a" style:font-style-asian="italic" style:font-style-complex="italic"/>
    </style:style>
    <style:style style:name="T6" style:family="text">
      <style:text-properties fo:font-style="normal" officeooo:rsid="00275aa7" style:font-style-asian="normal" style:font-style-complex="normal"/>
    </style:style>
    <style:style style:name="T7" style:family="text">
      <style:text-properties fo:font-style="normal" officeooo:rsid="0028921a" style:font-style-asian="normal" style:font-style-complex="normal"/>
    </style:style>
    <style:style style:name="T8" style:family="text">
      <style:text-properties fo:font-style="normal" officeooo:rsid="002f7e7c" style:font-style-asian="normal" style:font-style-complex="normal"/>
    </style:style>
    <style:style style:name="T9" style:family="text">
      <style:text-properties fo:font-style="normal" officeooo:rsid="00305c06" style:font-style-asian="normal" style:font-style-complex="normal"/>
    </style:style>
    <style:style style:name="T10" style:family="text">
      <style:text-properties fo:font-style="normal" officeooo:rsid="0034ac22" style:font-style-asian="normal" style:font-style-complex="normal"/>
    </style:style>
    <style:style style:name="T11" style:family="text">
      <style:text-properties fo:font-style="normal" officeooo:rsid="00377f04" style:font-style-asian="normal" style:font-style-complex="normal"/>
    </style:style>
    <style:style style:name="T12" style:family="text">
      <style:text-properties fo:font-style="normal" officeooo:rsid="0036a1c4" style:font-style-asian="normal" style:font-style-complex="normal"/>
    </style:style>
    <style:style style:name="T13" style:family="text">
      <style:text-properties fo:font-style="normal" officeooo:rsid="002a9b9a" style:font-style-asian="normal" style:font-style-complex="normal"/>
    </style:style>
    <style:style style:name="T14" style:family="text">
      <style:text-properties fo:font-style="normal" officeooo:rsid="002d19c6" style:font-style-asian="normal" style:font-style-complex="normal"/>
    </style:style>
    <style:style style:name="T15" style:family="text">
      <style:text-properties fo:font-style="normal" officeooo:rsid="002e8c67" style:font-style-asian="normal" style:font-style-complex="normal"/>
    </style:style>
    <style:style style:name="T16" style:family="text">
      <style:text-properties officeooo:rsid="003aefaa"/>
    </style:style>
    <style:style style:name="T17" style:family="text">
      <style:text-properties officeooo:rsid="00395c9c"/>
    </style:style>
    <style:style style:name="T18" style:family="text">
      <style:text-properties officeooo:rsid="008b5462"/>
    </style:style>
    <style:style style:name="T19" style:family="text">
      <style:text-properties officeooo:rsid="008283b7"/>
    </style:style>
    <style:style style:name="T20" style:family="text">
      <style:text-properties officeooo:rsid="0083f0e8"/>
    </style:style>
    <style:style style:name="T21" style:family="text">
      <style:text-properties officeooo:rsid="00857c25"/>
    </style:style>
    <style:style style:name="T22" style:family="text">
      <style:text-properties officeooo:rsid="0083f5b6"/>
    </style:style>
    <style:style style:name="T23" style:family="text">
      <style:text-properties fo:font-variant="normal" fo:text-transform="none" fo:color="#222222" style:font-name="arial" fo:font-size="12pt" fo:letter-spacing="normal" fo:font-style="normal" fo:font-weight="normal"/>
    </style:style>
    <style:style style:name="T24" style:family="text">
      <style:text-properties fo:font-variant="normal" fo:text-transform="none" fo:color="#222222" style:font-name="arial" fo:font-size="12pt" fo:letter-spacing="normal" fo:font-style="normal" fo:font-weight="normal" officeooo:rsid="0094955e"/>
    </style:style>
    <style:style style:name="T25" style:family="text">
      <style:text-properties fo:font-variant="normal" fo:text-transform="none" fo:color="#222222" style:font-name="arial" fo:font-size="12pt" fo:letter-spacing="normal" fo:font-style="normal" fo:font-weight="normal" officeooo:rsid="00974cf3"/>
    </style:style>
    <style:style style:name="T26" style:family="text">
      <style:text-properties fo:font-variant="normal" fo:text-transform="none" fo:color="#222222" style:font-name="arial" fo:font-size="12pt" fo:letter-spacing="normal" fo:font-style="normal" fo:font-weight="normal" officeooo:rsid="0095f0bd"/>
    </style:style>
    <style:style style:name="T27" style:family="text">
      <style:text-properties officeooo:rsid="00b2ce64"/>
    </style:style>
    <style:style style:name="T28" style:family="text">
      <style:text-properties officeooo:rsid="00b4ee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Modelling can often be plagued with unexpected breakdowns. Thus one is always advised to construct models only based on sound observations to avoid <text:span text:style-name="T27">disappointment</text:span>, or in other words, do not model things that are not understood. To understand a system, some form of mathematical abstraction is essential, be it deterministic or stochastic. <text:span text:style-name="T28">Which model to use, however, depend the desired type of analysis. If one is more interested in the heterogeneity/robustness in the observation, then stochastic models should be sought. In contrast, if one is more interested in asymptotic qualitative features, then deterministic models with bifurcation should be sought.</text:span></text:p>
      <text:p text:style-name="P2"/>
      <text:p text:style-name="P2">1. Contrast </text:p>
      <text:p text:style-name="P3"/>
      <text:p text:style-name="P4">Features:</text:p>
      <text:p text:style-name="P4"><text:span text:style-name="T1">1.</text:span>Orderly progression through different phases upon bifurcation, as indicated by different steady states.</text:p>
      <text:p text:style-name="P5">2. <text:span text:style-name="T2">Precise prediction about the phenotype exhibited by the mutants.</text:span></text:p>
      <text:p text:style-name="P6"/>
      <text:p text:style-name="P3">One can argue that empirical model does not reflect the true mechanism at the fundamental level, but the true mechanism is never the direct observation of any molecular biology experiments anyway. In the case of cell cycle, it is the multiple mutants with exotic bewildering phenotypes that set the basis of the theoretical framework. <text:span text:style-name="T3">Bifurcation analysis is an exceptionally suitable tool to describe the qualitative changes upon perturbation of cell cycle, and fruitful analyses have been made previously to account for and even predict experimental observations (Tyson_). </text:span></text:p>
      <text:p text:style-name="P3"/>
      <text:p text:style-name="P3"><text:span text:style-name="T3">Here we seek to reproduce this size-control mechanism </text:span><text:span text:style-name="T4">in silico</text:span><text:span text:style-name="T6"> and </text:span><text:span text:style-name="T7">then </text:span><text:span text:style-name="T6">couple it to quorum sensing, </text:span><text:span text:style-name="T8">another well-modelled </text:span><text:span text:style-name="T9">concept that allows individual to sense the local density of the same/related species</text:span><text:span text:style-name="T8">. </text:span><text:span text:style-name="T10">(quorum</text:span><text:span text:style-name="T11">S</text:span><text:span text:style-name="T12">ensing</text:span><text:span text:style-name="T10">_)</text:span></text:p>
      <text:p text:style-name="P7"/>
      <text:p text:style-name="P3"><text:span text:style-name="T6"><text:s/></text:span><text:span text:style-name="T13">This idea is in line with the synthetic biology motto “build to understand”. The rationale is that, if the underlying model is indeed effective, then we should be able to use it to predict the outcome of the corresponding </text:span><text:span text:style-name="T5">in vivo </text:span><text:span text:style-name="T13">experiment</text:span><text:span text:style-name="T14">. In this </text:span><text:span text:style-name="T15">experiment</text:span><text:span text:style-name="T14">, </text:span><text:span text:style-name="T15">we should be able to predict the resultant density-size relation.</text:span></text:p>
      <text:p text:style-name="P8"/>
      <text:p text:style-name="P6">The aim is to create a mutant with a modified <text:span text:style-name="T16">size-sensor</text:span> <text:span text:style-name="T17">that uses a diffusible auto-inducer to modulate its cell cycle, the concentration of which is related to local cell density.</text:span></text:p>
      <text:p text:style-name="P6"/>
      <text:p text:style-name="P9">Talk about the robustness of the SNIPER bifurcation. </text:p>
      <text:p text:style-name="P9"/>
      <text:p text:style-name="P9"/>
      <text:p text:style-name="P6"/>
      <text:p text:style-name="P10">STEP 1: Reproduce the size sensor.</text:p>
      <text:p text:style-name="P10"/>
      <text:p text:style-name="P10"/>
      <text:p text:style-name="P1">One prominent application of dynamical system theory in cell biology is the study of cell cycle. </text:p>
      <text:p text:style-name="P1"/>
      <text:p text:style-name="P1"/>
      <text:p text:style-name="P19"/>
      <text:p text:style-name="P19"/>
      <text:p text:style-name="P19"/>
      <text:p text:style-name="P19"><text:s/></text:p>
      <text:p text:style-name="P14"/>
      <text:p text:style-name="P20"/>
      <text:p text:style-name="P20">Experimental observation of repressilator:</text:p>
      <text:p text:style-name="P23"><text:span text:style-name="T24">Missing parameters: </text:span></text:p>
      <text:p text:style-name="P21"><text:soft-page-break/><text:span text:style-name="T25">1.</text:span><text:span text:style-name="T23">copy number of plasmid</text:span><text:span text:style-name="T26">s</text:span></text:p>
      <text:p text:style-name="P22"><text:span text:style-name="T26">2.</text:span><text:span text:style-name="T23">Detailed affinity of repressors to target promoters</text:span></text:p>
      <text:p text:style-name="P18">3.</text:p>
      <text:p text:style-name="P26">shape parameter, poisson communication theory</text:p>
      <text:p text:style-name="P12"/>
      <text:p text:style-name="P15">1. Sponge and single molecule limit.</text:p>
      <text:p text:style-name="P15"/>
      <text:p text:style-name="P16">2. Model the limit-cycle using a deterministic model.</text:p>
      <text:p text:style-name="P16"><text:tab/>The deterministic ODE equations predict a limiting-cycle oscillation.</text:p>
      <text:p text:style-name="P16"><text:tab/>Easy to implement and analyses</text:p>
      <text:p text:style-name="P16"><text:tab/>Can do crude, qualitative prediction about mutants. </text:p>
      <text:p text:style-name="P16"><text:tab/><text:span text:style-name="T19">Cons: Cannot explain the heterogeneity in the observation</text:span></text:p>
      <text:p text:style-name="P16"><text:tab/><text:tab/><text:span text:style-name="T20">Offer no approach to assess robustness/half-life of any predicted observation: The limit-cycle may be masked by the stochasticity</text:span></text:p>
      <text:p text:style-name="P16"><text:tab/><text:span text:style-name="T20">Hallmark: complex, Cell-cycle → synthetic, simplistic Repressilator</text:span></text:p>
      <text:p text:style-name="P16"/>
      <text:p text:style-name="P17">3. To improve on those weakness<text:span text:style-name="T21">es</text:span> <text:span text:style-name="T21">of deterministic approach</text:span>, <text:span text:style-name="T22">stochastic process is employed to modify and extend the original deterministic equations:<text:line-break/> Use repressilator as an example, demonstrate the pros and cons.</text:span></text:p>
      <text:p text:style-name="P13"/>
      <text:p text:style-name="P13"><text:tab/>Pros: Allow examination of heterogeneity in terms of stochasticity</text:p>
      <text:p text:style-name="P13"><text:tab/>Cons: Require advanced analytical techniques, Less easy to code and require more resources to run.</text:p>
      <text:p text:style-name="P13"><text:tab/><text:span text:style-name="T18">Include: Phase drifting in improved repressilator and original repressil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9T20:49:10.515785782</meta:creation-date>
    <dc:date>2017-04-29T23:42:04.167669426</dc:date>
    <meta:editing-duration>PT27M2S</meta:editing-duration>
    <meta:editing-cycles>4</meta:editing-cycles>
    <meta:generator>LibreOffice/5.1.6.2$Linux_X86_64 LibreOffice_project/10m0$Build-2</meta:generator>
    <meta:document-statistic meta:table-count="0" meta:image-count="0" meta:object-count="0" meta:page-count="3" meta:paragraph-count="31" meta:word-count="515" meta:character-count="3494" meta:non-whitespace-character-count="2990"/>
  </office:meta>
</office:document-meta>
</file>